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style style:name="P2" style:family="paragraph" style:parent-style-name="Standard">
      <style:text-properties style:font-name="DejaVu Sans" fo:font-weight="bold" officeooo:rsid="0013948a" officeooo:paragraph-rsid="0013948a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6eb1a" officeooo:paragraph-rsid="0006eb1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9b6c4" officeooo:paragraph-rsid="0009b6c4" style:font-weight-asian="bold" style:font-weight-complex="bold"/>
    </style:style>
    <style:style style:name="P5" style:family="paragraph" style:parent-style-name="Standard">
      <style:text-properties style:font-name="DejaVu Sans" officeooo:rsid="0013948a" officeooo:paragraph-rsid="0013948a"/>
    </style:style>
    <style:style style:name="P6" style:family="paragraph" style:parent-style-name="Standard">
      <style:text-properties style:font-name="DejaVu Sans" officeooo:rsid="0006eb1a" officeooo:paragraph-rsid="0006eb1a"/>
    </style:style>
    <style:style style:name="P7" style:family="paragraph" style:parent-style-name="Standard">
      <style:text-properties style:font-name="DejaVu Sans" fo:font-weight="normal" officeooo:rsid="0009b6c4" officeooo:paragraph-rsid="0009b6c4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9b6c4" officeooo:paragraph-rsid="0009b6c4" style:font-weight-asian="normal" style:font-weight-complex="normal"/>
    </style:style>
    <style:style style:name="P9" style:family="paragraph" style:parent-style-name="Standard" style:list-style-name="L1">
      <style:text-properties style:font-name="DejaVu Sans" fo:font-weight="normal" officeooo:rsid="0009b6c4" officeooo:paragraph-rsid="00191156" style:font-weight-asian="normal" style:font-weight-complex="normal"/>
    </style:style>
    <style:style style:name="P10" style:family="paragraph" style:parent-style-name="Standard" style:list-style-name="L3">
      <style:text-properties style:font-name="DejaVu Sans" fo:font-weight="normal" officeooo:rsid="0006eb1a" officeooo:paragraph-rsid="0006eb1a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06eb1a" officeooo:paragraph-rsid="0006eb1a" style:font-weight-asian="normal" style:font-weight-complex="normal"/>
    </style:style>
    <style:style style:name="P12" style:family="paragraph" style:parent-style-name="Standard" style:list-style-name="L4">
      <style:text-properties style:font-name="DejaVu Sans" fo:font-weight="normal" officeooo:rsid="0011e440" officeooo:paragraph-rsid="0011e440" style:font-weight-asian="normal" style:font-weight-complex="normal"/>
    </style:style>
    <style:style style:name="P13" style:family="paragraph" style:parent-style-name="Standard" style:list-style-name="L4">
      <style:text-properties style:font-name="DejaVu Sans" fo:font-weight="normal" officeooo:rsid="00139368" officeooo:paragraph-rsid="00139368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0139368" officeooo:paragraph-rsid="00139368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0150f53" officeooo:paragraph-rsid="00150f53" style:font-weight-asian="normal" style:font-weight-complex="normal"/>
    </style:style>
    <style:style style:name="P16" style:family="paragraph" style:parent-style-name="Standard" style:list-style-name="L5">
      <style:text-properties style:font-name="DejaVu Sans" fo:font-weight="normal" officeooo:rsid="00202223" officeooo:paragraph-rsid="00202223" style:font-weight-asian="normal" style:font-weight-complex="normal"/>
    </style:style>
    <style:style style:name="P17" style:family="paragraph" style:parent-style-name="Standard" style:list-style-name="L5">
      <style:text-properties style:font-name="DejaVu Sans" fo:font-weight="normal" officeooo:rsid="00205b1d" officeooo:paragraph-rsid="00205b1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021c838" officeooo:paragraph-rsid="0021c838" style:font-weight-asian="normal" style:font-weight-complex="normal"/>
    </style:style>
    <style:style style:name="P19" style:family="paragraph" style:parent-style-name="Standard" style:list-style-name="L1">
      <style:text-properties style:font-name="DejaVu Sans" officeooo:rsid="0013948a" officeooo:paragraph-rsid="00191156"/>
    </style:style>
    <style:style style:name="P20" style:family="paragraph" style:parent-style-name="Standard" style:list-style-name="L2">
      <style:text-properties style:font-name="DejaVu Sans" officeooo:rsid="0006eb1a" officeooo:paragraph-rsid="0006eb1a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DejaVu Sans" officeooo:rsid="000d10a2" officeooo:paragraph-rsid="000f05dd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DejaVu Sans" officeooo:rsid="0010c08f" officeooo:paragraph-rsid="0018c1c7"/>
    </style:style>
    <style:style style:name="P23" style:family="paragraph" style:parent-style-name="Standard">
      <style:text-properties style:font-name="DejaVu Sans" fo:font-weight="bold" officeooo:rsid="0011e440" officeooo:paragraph-rsid="0011e44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0150f53" officeooo:paragraph-rsid="00150f53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150f53" officeooo:paragraph-rsid="0019c2da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13948a" officeooo:paragraph-rsid="00191156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1d298d" officeooo:paragraph-rsid="001d298d" style:font-weight-asian="bold" style:font-weight-complex="bold"/>
    </style:style>
    <style:style style:name="P28" style:family="paragraph" style:parent-style-name="Standard">
      <style:text-properties style:font-name="Consolas" fo:font-weight="normal" officeooo:rsid="00150f53" officeooo:paragraph-rsid="00150f53" style:font-weight-asian="normal" style:font-weight-complex="normal"/>
    </style:style>
    <style:style style:name="P29" style:family="paragraph" style:parent-style-name="Standard">
      <style:text-properties style:font-name="Consolas" fo:font-weight="normal" officeooo:rsid="00150f53" officeooo:paragraph-rsid="001d298d" style:font-weight-asian="normal" style:font-weight-complex="normal"/>
    </style:style>
    <style:style style:name="P30" style:family="paragraph" style:parent-style-name="Standard" style:list-style-name="L4">
      <style:text-properties style:text-line-through-style="solid" style:text-line-through-type="single" style:font-name="DejaVu Sans" fo:font-weight="normal" officeooo:rsid="00191ef2" officeooo:paragraph-rsid="00191ef2" style:font-weight-asian="normal" style:font-weight-complex="normal"/>
    </style:style>
    <style:style style:name="P31" style:family="paragraph" style:parent-style-name="Standard">
      <style:text-properties fo:color="#c9211e" style:font-name="DejaVu Sans" fo:font-weight="bold" officeooo:rsid="0025bd97" officeooo:paragraph-rsid="0025bd97" style:font-weight-asian="bold" style:font-weight-complex="bold"/>
    </style:style>
    <style:style style:name="T1" style:family="text">
      <style:text-properties officeooo:rsid="0006eb1a"/>
    </style:style>
    <style:style style:name="T2" style:family="text">
      <style:text-properties officeooo:rsid="000d10a2"/>
    </style:style>
    <style:style style:name="T3" style:family="text">
      <style:text-properties officeooo:rsid="000f05dd"/>
    </style:style>
    <style:style style:name="T4" style:family="text">
      <style:text-properties officeooo:rsid="0016dd0a"/>
    </style:style>
    <style:style style:name="T5" style:family="text">
      <style:text-properties officeooo:rsid="00251c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ste Ideen:</text:p>
      <text:p text:style-name="P5">Ein TicTac <text:span text:style-name="T1">(Spielefigur von Sebastian)</text:span> muss verschiedene andere TicTacs Retten und möglichst wenige Leben verlieren.</text:p>
      <text:p text:style-name="P5">Als Ziel müssen evtl. eine gewisse Anzahl TicTacs im Ziel ankommen.</text:p>
      <text:p text:style-name="P5"/>
      <text:p text:style-name="P2"/>
      <text:p text:style-name="P2">Gefahr:</text:p>
      <text:p text:style-name="P5">Von unten wird die Spielewelt geflutet. Dazu wird ein Würfel mit Wassertextur wachsen.</text:p>
      <text:p text:style-name="P5"/>
      <text:p text:style-name="P4">Spieler:</text:p>
      <text:p text:style-name="P7">Der Spieler bewegt sich in einer 3D-Welt.</text:p>
      <text:p text:style-name="P7">Links <text:span text:style-name="T5">(A)</text:span>, Rechts <text:span text:style-name="T5">(D)</text:span>, <text:span text:style-name="T5">Hinten (W), Vorne (S), Sprung (Space)</text:span></text:p>
      <text:p text:style-name="P18">Sprunghöhe: 3</text:p>
      <text:p text:style-name="P5"/>
      <text:p text:style-name="P3">Unity:</text:p>
      <text:list xml:id="list4019682179" text:style-name="L2">
        <text:list-item>
          <text:p text:style-name="P20">Installieren ProBuilder <text:span text:style-name="T3">(funktioniert unter Umständen automatisch)</text:span></text:p>
        </text:list-item>
        <text:list-item>
          <text:p text:style-name="P21">Installieren ProGrids (Beta) <text:span text:style-name="T1">(funktioniert unter Umständen automatisch)</text:span></text:p>
        </text:list-item>
        <text:list-item>
          <text:p text:style-name="P22">Installieren ShaderGraph<text:span text:style-name="T2"> (funktioniert unter Umständen automatisch)</text:span></text:p>
        </text:list-item>
      </text:list>
      <text:p text:style-name="P6"/>
      <text:p text:style-name="P3">Aufgabenverteilung:</text:p>
      <text:list xml:id="list3846324349" text:style-name="L3">
        <text:list-item>
          <text:p text:style-name="P10">Spielerbewegung Mario</text:p>
        </text:list-item>
        <text:list-item>
          <text:p text:style-name="P10">Leveldesign Sebastian und Jessica</text:p>
        </text:list-item>
        <text:list-item>
          <text:p text:style-name="P10">alle anderen Schlafen noch oder haben keine Lust</text:p>
        </text:list-item>
      </text:list>
      <text:p text:style-name="P11"/>
      <text:p text:style-name="P23">Level:</text:p>
      <text:list xml:id="list4046295072" text:style-name="L4">
        <text:list-item>
          <text:p text:style-name="P12">einzelne Level</text:p>
        </text:list-item>
        <text:list-item>
          <text:p text:style-name="P12">jedes Level hat eine Größe von </text:p>
          <text:list>
            <text:list-item>
              <text:p text:style-name="P13">Breite</text:p>
            </text:list-item>
            <text:list-item>
              <text:p text:style-name="P13">Höhe</text:p>
            </text:list-item>
            <text:list-item>
              <text:p text:style-name="P13">Tiefe<text:tab/>16m</text:p>
            </text:list-item>
          </text:list>
        </text:list-item>
        <text:list-item>
          <text:p text:style-name="P30">Beschreibung der Level in einer Text-Datei (Format noch unbekannt) und einlesen über ein Skript.</text:p>
        </text:list-item>
      </text:list>
      <text:p text:style-name="P14"/>
      <text:p text:style-name="P26">Ideen für die Level:</text:p>
      <text:list xml:id="list3216558209" text:style-name="L1">
        <text:list-item>
          <text:p text:style-name="P19">Schieberätsel</text:p>
        </text:list-item>
        <text:list-item>
          <text:p text:style-name="P19">Irrwege</text:p>
        </text:list-item>
        <text:list-item>
          <text:p text:style-name="P9">Über Ebenen / Treppen … kann auf die nächste Ebene übergegangen werden.</text:p>
        </text:list-item>
      </text:list>
      <text:p text:style-name="P27"/>
      <text:p text:style-name="P29"/>
      <text:p text:style-name="P14"/>
      <text:p text:style-name="P24"><text:span text:style-name="T4">Benennung</text:span>:</text:p>
      <text:p text:style-name="P15"><text:span text:style-name="T4">Benennung</text:span> der einzelnen Bauelemente</text:p>
      <text:p text:style-name="P28">Objekt_Breite_Höhe_Richtung</text:p>
      <text:p text:style-name="P15"/>
      <text:p text:style-name="P25">Vorhandene Objekte:</text:p>
      <text:p text:style-name="P31">(noch unvollständige Übersicht)</text:p>
      <text:list xml:id="list1670853355" text:style-name="L5">
        <text:list-item>
          <text:p text:style-name="P16">Cube_1_1</text:p>
        </text:list-item>
        <text:list-item>
          <text:p text:style-name="P16">Cube_3_2</text:p>
        </text:list-item>
        <text:list-item>
          <text:p text:style-name="P17"><text:soft-page-break/>Cube_8_1</text:p>
        </text:list-item>
        <text:list-item>
          <text:p text:style-name="P16">Stairs_2_2_R</text:p>
        </text:list-item>
        <text:list-item>
          <text:p text:style-name="P16">Stairs_2_2_L</text:p>
        </text:list-item>
        <text:list-item>
          <text:p text:style-name="P16">Stairs_3_2_R</text:p>
        </text:list-item>
        <text:list-item>
          <text:p text:style-name="P16">Stairs_3_2_L</text:p>
        </text:list-item>
        <text:list-item>
          <text:p text:style-name="P16">Ramp_1_1_R</text:p>
        </text:list-item>
        <text:list-item>
          <text:p text:style-name="P16">Ramp_1_1_L</text:p>
        </text:list-item>
        <text:list-item>
          <text:p text:style-name="P16">Ramp_1_2_R</text:p>
        </text:list-item>
        <text:list-item>
          <text:p text:style-name="P16">Ramp_1_2_L</text:p>
        </text:list-item>
        <text:list-item>
          <text:p text:style-name="P16">Ramp_3_2_R</text:p>
        </text:list-item>
        <text:list-item>
          <text:p text:style-name="P16">Ramp_3_2_L</text:p>
        </text:list-item>
        <text:list-item>
          <text:p text:style-name="P16">Frame</text:p>
          <text:list>
            <text:list-item>
              <text:p text:style-name="P16"/>
            </text:list-item>
          </text:list>
        </text:list-item>
        <text:list-item>
          <text:p text:style-name="P16">Ground</text:p>
          <text:list>
            <text:list-item>
              <text:p text:style-name="P16"/>
            </text:list-item>
          </text:list>
        </text:list-item>
      </text:list>
      <text:p text:style-name="P1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" fo:font-size="10pt" officeooo:rsid="000ba5a6" officeooo:paragraph-rsid="000ba5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Stand vom: <text:modification-date style:data-style-name="N36">27.04.2019</text:modification-date><text:s/><text:modification-time style:data-style-name="N40">14:33</text:modification-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8:55:19.913000000</meta:creation-date>
    <dc:date>2019-04-27T14:33:54.288000000</dc:date>
    <meta:editing-duration>PT4H36M6S</meta:editing-duration>
    <meta:editing-cycles>21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51" meta:word-count="204" meta:character-count="1342" meta:non-whitespace-character-count="1218"/>
  </office:meta>
</office:document-meta>
</file>